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ole-draw-aspect="1"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4.479cm"/>
    </style:style>
    <style:style style:name="pr5" style:family="presentation" style:parent-style-name="Standard-subtitle">
      <style:graphic-properties draw:fill-color="#ffffff" fo:min-height="21.963cm"/>
    </style:style>
    <style:style style:name="pr6" style:family="presentation" style:parent-style-name="Standard-subtitle">
      <style:graphic-properties draw:fill-color="#ffffff" fo:min-height="13.914cm"/>
    </style:style>
    <style:style style:name="pr7" style:family="presentation" style:parent-style-name="Standard-subtitle">
      <style:graphic-properties draw:fill-color="#ffffff" fo:min-height="21.057cm"/>
    </style:style>
    <style:style style:name="pr8" style:family="presentation" style:parent-style-name="Standard-subtitle">
      <style:graphic-properties draw:fill-color="#ffffff" fo:min-height="16.932cm"/>
    </style:style>
    <style:style style:name="co1" style:family="table-column">
      <style:table-column-properties style:column-width="3.558cm" style:use-optimal-column-width="false"/>
    </style:style>
    <style:style style:name="co2" style:family="table-column">
      <style:table-column-properties style:column-width="3.72cm" style:use-optimal-column-width="false"/>
    </style:style>
    <style:style style:name="co3" style:family="table-column">
      <style:table-column-properties style:column-width="3.412cm" style:use-optimal-column-width="false"/>
    </style:style>
    <style:style style:name="co4" style:family="table-column">
      <style:table-column-properties style:column-width="3.643cm" style:use-optimal-column-width="false"/>
    </style:style>
    <style:style style:name="co5" style:family="table-column">
      <style:table-column-properties style:column-width="4.563cm" style:use-optimal-column-width="false"/>
    </style:style>
    <style:style style:name="co6" style:family="table-column">
      <style:table-column-properties style:column-width="3.912cm" style:use-optimal-column-width="false"/>
    </style:style>
    <style:style style:name="co7" style:family="table-column">
      <style:table-column-properties style:column-width="3.649cm" style:use-optimal-column-width="false"/>
    </style:style>
    <style:style style:name="ro1" style:family="table-row">
      <style:table-row-properties style:row-height="2.893cm"/>
    </style:style>
    <style:style style:name="ro2" style:family="table-row">
      <style:table-row-properties style:row-height="2.47cm"/>
    </style:style>
    <style:style style:name="ro3" style:family="table-row">
      <style:table-row-properties style:row-height="2.479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1.3cm" fo:margin-bottom="1.3cm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cm" fo:margin-bottom="0.3cm" fo:text-align="start" fo:text-indent="0cm"/>
    </style:style>
    <style:style style:name="P7" style:family="paragraph">
      <loext:graphic-properties draw:fill-color="#ffffff"/>
      <style:paragraph-properties fo:margin-left="0cm" fo:margin-right="0cm" fo:margin-top="1.3cm" fo:margin-bottom="1.3cm" fo:text-align="start" fo:text-indent="0cm"/>
      <style:text-properties fo:font-size="32pt"/>
    </style:style>
    <style:style style:name="P8" style:family="paragraph">
      <style:paragraph-properties fo:margin-left="0cm" fo:margin-right="0cm" fo:margin-top="0.9cm" fo:margin-bottom="0.9cm" fo:text-align="start" fo:text-indent="0cm"/>
    </style:style>
    <style:style style:name="P9" style:family="paragraph">
      <style:paragraph-properties fo:margin-left="0cm" fo:margin-right="0cm" fo:margin-top="0cm" fo:margin-bottom="0cm" fo:text-align="start" fo:text-indent="0cm"/>
    </style:style>
    <style:style style:name="P10" style:family="paragraph">
      <style:paragraph-properties fo:margin-left="0cm" fo:margin-right="0cm" fo:margin-top="0.1cm" fo:margin-bottom="0.1cm" fo:text-align="start" fo:text-indent="0cm"/>
    </style:style>
    <style:style style:name="P11" style:family="paragraph">
      <style:paragraph-properties fo:margin-left="0cm" fo:margin-right="0cm" fo:margin-top="0cm" fo:margin-bottom="0cm" fo:text-align="center" fo:text-indent="0cm"/>
    </style:style>
    <style:style style:name="P12" style:family="paragraph">
      <loext:graphic-properties draw:fill-color="#ffffff"/>
      <style:paragraph-properties fo:margin-left="0cm" fo:margin-right="0cm" fo:margin-top="0.9cm" fo:margin-bottom="0.9cm" fo:text-align="start" fo:text-indent="0cm"/>
      <style:text-properties fo:font-size="32pt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 Regular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fo:font-style="italic" style:font-size-asian="22pt" style:font-style-asian="italic" style:font-size-complex="22pt" style:font-style-complex="italic"/>
    </style:style>
    <style:style style:name="T19" style:family="text">
      <style:text-properties style:text-position="-33% 58%" fo:font-size="22pt" style:font-size-asian="22pt" style:font-size-complex="22pt"/>
    </style:style>
    <style:style style:name="T20" style:family="text">
      <style:text-properties style:text-position="0% 100%" fo:font-size="22pt" style:font-size-asian="22pt" style:font-size-complex="22pt"/>
    </style:style>
    <style:style style:name="T21" style:family="text">
      <style:text-properties style:text-position="0% 100%" fo:font-size="22pt" fo:font-style="italic" style:font-size-asian="22pt" style:font-style-asian="italic" style:font-size-complex="22pt" style:font-style-complex="italic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Free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ktueller Stand: 21.03.18</text:p>
            <text:p/>
            <text:p>-Masterthesis-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sprochenen ToDos</text:p>
          </draw:text-box>
        </draw:frame>
        <draw:frame presentation:style-name="pr4" draw:text-style-name="P4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1">Infor</text:span><text:span text:style-name="T1">mati</text:span><text:span text:style-name="T1">one</text:span><text:span text:style-name="T1">n </text:span><text:span text:style-name="T1">übe</text:span><text:span text:style-name="T1">r </text:span><text:span text:style-name="T1">Fea</text:span><text:span text:style-name="T1">ture</text:span><text:span text:style-name="T1">-</text:span><text:span text:style-name="T1">bas</text:span><text:span text:style-name="T1">ed </text:span><text:span text:style-name="T1">DT</text:span><text:span text:style-name="T1">W</text:span></text:p>
              </text:list-item>
              <text:list-item>
                <text:p text:style-name="P2"><text:span text:style-name="T1">Abs</text:span><text:span text:style-name="T1">peic</text:span><text:span text:style-name="T1">her</text:span><text:span text:style-name="T1">n </text:span><text:span text:style-name="T1">der </text:span><text:span text:style-name="T1">Klas</text:span><text:span text:style-name="T1">sen </text:span><text:span text:style-name="T1">in </text:span><text:span text:style-name="T1">raw</text:span><text:span text:style-name="T1">data</text:span></text:p>
              </text:list-item>
              <text:list-item>
                <text:p text:style-name="P2"><text:span text:style-name="T1">CN</text:span><text:span text:style-name="T1">N </text:span><text:span text:style-name="T1">impl</text:span><text:span text:style-name="T1">eme</text:span><text:span text:style-name="T1">ntier</text:span><text:span text:style-name="T1">en</text:span></text:p>
              </text:list-item>
              <text:list-item>
                <text:p text:style-name="P2"><text:span text:style-name="T1">Erg</text:span><text:span text:style-name="T1">ebni</text:span><text:span text:style-name="T1">sse </text:span><text:span text:style-name="T1">der </text:span><text:span text:style-name="T1">beid</text:span><text:span text:style-name="T1">en </text:span><text:span text:style-name="T1">Klas</text:span><text:span text:style-name="T1">sifizi</text:span><text:span text:style-name="T1">eru</text:span><text:span text:style-name="T1">nge</text:span><text:span text:style-name="T1">n </text:span><text:span text:style-name="T1">verg</text:span><text:span text:style-name="T1">leic</text:span><text:span text:style-name="T1">hen</text:span></text:p>
                <text:p text:style-name="P3"><text:span text:style-name="T2"/></text:p>
                <text:p text:style-name="P3"><text:span text:style-name="T2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/>ToDos</text:p>
          </draw:text-box>
        </draw:frame>
        <draw:frame presentation:style-name="pr4" draw:text-style-name="P4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3">Absp</text:span><text:span text:style-name="T3">eich</text:span><text:span text:style-name="T3">ern </text:span><text:span text:style-name="T3">der </text:span><text:span text:style-name="T3">Klas</text:span><text:span text:style-name="T3">sen </text:span><text:span text:style-name="T3">in </text:span><text:span text:style-name="T3">rawd</text:span><text:span text:style-name="T3">ata</text:span></text:p>
              </text:list-item>
              <text:list-item>
                <text:p text:style-name="P2"><text:span text:style-name="T3">Clas</text:span><text:span text:style-name="T3">sic </text:span><text:span text:style-name="T3">DTW</text:span><text:span text:style-name="T3">, </text:span><text:span text:style-name="T3">Deri</text:span><text:span text:style-name="T3">vativ</text:span><text:span text:style-name="T3">e </text:span><text:span text:style-name="T3">DTW </text:span><text:span text:style-name="T3">and </text:span><text:span text:style-name="T3">Feat</text:span><text:span text:style-name="T3">ure-</text:span><text:span text:style-name="T3">base</text:span><text:span text:style-name="T3">d </text:span><text:span text:style-name="T3">DTW </text:span><text:span text:style-name="T3">impl</text:span><text:span text:style-name="T3">eme</text:span><text:span text:style-name="T3">ntiert </text:span><text:span text:style-name="T3">und </text:span><text:span text:style-name="T3">auf </text:span><text:span text:style-name="T3">Date</text:span><text:span text:style-name="T3">n </text:span><text:span text:style-name="T3">laufe</text:span><text:span text:style-name="T3">n </text:span><text:span text:style-name="T3">lass</text:span><text:span text:style-name="T3">en, </text:span><text:span text:style-name="T3">um </text:span><text:span text:style-name="T3">Erge</text:span><text:span text:style-name="T3">bnis</text:span><text:span text:style-name="T3">se </text:span><text:span text:style-name="T3">zu </text:span><text:span text:style-name="T3">vergl</text:span><text:span text:style-name="T3">eich</text:span><text:span text:style-name="T3">en</text:span></text:p>
              </text:list-item>
              <text:list-item>
                <text:p text:style-name="P2"><text:span text:style-name="T3">CNN </text:span><text:span text:style-name="T3">impl</text:span><text:span text:style-name="T3">eme</text:span><text:span text:style-name="T3">ntiert</text:span></text:p>
                <text:p text:style-name="P3"><text:span text:style-name="T2"/></text:p>
                <text:p text:style-name="P3"><text:span text:style-name="T2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ic DTW</text:p>
          </draw:text-box>
        </draw:frame>
        <draw:frame presentation:style-name="pr5" draw:text-style-name="P7" draw:layer="layout" svg:width="25.199cm" svg:height="21.963cm" svg:x="1.801cm" svg:y="2.271cm" presentation:class="subtitle" presentation:user-transformed="true">
          <draw:text-box>
            <text:list text:style-name="L1">
              <text:list-header>
                <text:p text:style-name="P2"><text:span text:style-name="T4"/></text:p>
              </text:list-header>
            </text:list>
            <text:p text:style-name="P2"><text:span text:style-name="T4">In </text:span><text:span text:style-name="T4">Distan</text:span><text:span text:style-name="T4">zmatrix </text:span><text:span text:style-name="T4">werden </text:span><text:span text:style-name="T4">die </text:span><text:span text:style-name="T4">berech</text:span><text:span text:style-name="T4">neten </text:span><text:span text:style-name="T4">Distan</text:span><text:span text:style-name="T4">zen </text:span><text:span text:style-name="T4">zweier </text:span><text:span text:style-name="T4">Zeitreih</text:span><text:span text:style-name="T4">en </text:span><text:span text:style-name="T4">gespei</text:span><text:span text:style-name="T4">chert, </text:span><text:span text:style-name="T4">es wird </text:span><text:span text:style-name="T4">der </text:span><text:span text:style-name="T4">kürzest</text:span><text:span text:style-name="T4">e </text:span><text:span text:style-name="T4">„Path“ </text:span><text:span text:style-name="T4">in </text:span><text:span text:style-name="T4">Matrix </text:span><text:span text:style-name="T4">bestim</text:span><text:span text:style-name="T4">mt, </text:span><text:span text:style-name="T4">dessen </text:span><text:span text:style-name="T4">Summ</text:span><text:span text:style-name="T4">e, die </text:span><text:span text:style-name="T4">minima</text:span><text:span text:style-name="T4">le </text:span><text:span text:style-name="T4">Distan</text:span><text:span text:style-name="T4">z der </text:span><text:span text:style-name="T4">beiden </text:span><text:span text:style-name="T4">Zeitreih</text:span><text:span text:style-name="T4">en </text:span><text:span text:style-name="T4">darstell</text:span><text:span text:style-name="T4">t.</text:span></text:p>
            <text:p text:style-name="P6"><text:span text:style-name="T5">Proble</text:span><text:span text:style-name="T5">m:</text:span></text:p>
            <text:p text:style-name="P6"><text:span text:style-name="T6">Da wir </text:span><text:span text:style-name="T6">die y </text:span><text:span text:style-name="T6">werte </text:span><text:span text:style-name="T6">betrac</text:span><text:span text:style-name="T6">hten, </text:span><text:span text:style-name="T6">ist es </text:span><text:span text:style-name="T6">proble</text:span><text:span text:style-name="T6">matisc</text:span><text:span text:style-name="T6">h, </text:span><text:span text:style-name="T6">wenn </text:span><text:span text:style-name="T6">die </text:span><text:span text:style-name="T6">beiden </text:span><text:span text:style-name="T6">Seque</text:span><text:span text:style-name="T6">nzen </text:span><text:span text:style-name="T6">untersc</text:span><text:span text:style-name="T6">hiede </text:span><text:span text:style-name="T6">in der </text:span><text:span text:style-name="T6">y-</text:span><text:span text:style-name="T6">Achse </text:span><text:span text:style-name="T6">aufwei</text:span><text:span text:style-name="T6">sen. </text:span><text:span text:style-name="T6">Global</text:span><text:span text:style-name="T6">e </text:span><text:span text:style-name="T6">Unters</text:span><text:span text:style-name="T6">chiede, </text:span><text:span text:style-name="T6">andere </text:span><text:span text:style-name="T6">Mittelw</text:span><text:span text:style-name="T6">erte </text:span><text:span text:style-name="T6">oder </text:span><text:span text:style-name="T6">untersc</text:span><text:span text:style-name="T6">hiedlic</text:span><text:span text:style-name="T6">he </text:span><text:span text:style-name="T6">Skalier</text:span><text:span text:style-name="T6">ungen </text:span><text:span text:style-name="T6">führen </text:span><text:span text:style-name="T6">zu </text:span><text:span text:style-name="T6">sogena</text:span><text:span text:style-name="T6">nnten </text:span><text:span text:style-name="T6">„Singul</text:span><text:span text:style-name="T6">arities“. </text:span><text:span text:style-name="T6">Normal</text:span><text:span text:style-name="T6">isierun</text:span><text:span text:style-name="T6">g hilft </text:span><text:span text:style-name="T6">hier </text:span><text:span text:style-name="T6">nur </text:span><text:span text:style-name="T6">teilweis</text:span><text:span text:style-name="T6">e.</text:span></text:p>
            <text:p text:style-name="P6"><text:span text:style-name="T6"/></text:p>
            <text:p text:style-name="P6"><text:span text:style-name="T6"/></text:p>
            <text:p text:style-name="P2"><text:span text:style-name="T7">[Keogh, E. </text:span><text:span text:style-name="T7">J., &amp; </text:span><text:span text:style-name="T7">Pazzani, </text:span><text:span text:style-name="T7">M. J. </text:span><text:span text:style-name="T7">(2001, </text:span><text:span text:style-name="T7">April). </text:span><text:span text:style-name="T7">Derivative </text:span><text:span text:style-name="T7">dynamic </text:span><text:span text:style-name="T7">time </text:span><text:span text:style-name="T7">warping. In </text:span><text:span text:style-name="T7">Proceedin</text:span><text:span text:style-name="T7">gs of the </text:span><text:span text:style-name="T7">2001 SIAM </text:span><text:span text:style-name="T7">Internation</text:span><text:span text:style-name="T7">al </text:span><text:span text:style-name="T7">Conferenc</text:span><text:span text:style-name="T7">e on Data </text:span><text:span text:style-name="T7">Mining (pp. </text:span><text:span text:style-name="T7">1-11). </text:span><text:span text:style-name="T7">Society for </text:span><text:span text:style-name="T7">Industrial </text:span><text:span text:style-name="T7">and </text:span><text:span text:style-name="T7">Applied </text:span><text:span text:style-name="T7">Mathemati</text:span><text:span text:style-name="T7">cs.]</text:span></text:p>
            <text:list text:continue-numbering="true" text:style-name="L1">
              <text:list-header>
                <text:p text:style-name="P3"><text:span text:style-name="T2"/></text:p>
                <text:p text:style-name="P3"><text:span text:style-name="T2"/></text:p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rivative DTW</text:p>
          </draw:text-box>
        </draw:frame>
        <draw:frame presentation:style-name="pr6" draw:text-style-name="P12" draw:layer="layout" svg:width="25.199cm" svg:height="15.612cm" svg:x="1.2cm" svg:y="4.55cm" presentation:class="subtitle" presentation:user-transformed="true">
          <draw:text-box>
            <text:p text:style-name="P8"><text:span text:style-name="T4">Ermitte</text:span><text:span text:style-name="T4">lt die </text:span><text:span text:style-name="T4">Distan</text:span><text:span text:style-name="T4">zen </text:span><text:span text:style-name="T4">zweier </text:span><text:span text:style-name="T4">Zeitreih</text:span><text:span text:style-name="T4">en </text:span><text:span text:style-name="T4">basiere</text:span><text:span text:style-name="T4">nd auf </text:span><text:span text:style-name="T4">der </text:span><text:span text:style-name="T4">ersten </text:span><text:span text:style-name="T4">Ableitu</text:span><text:span text:style-name="T4">ng der </text:span><text:span text:style-name="T4">jeweilig</text:span><text:span text:style-name="T4">en </text:span><text:span text:style-name="T4">Punkte</text:span></text:p>
            <text:p text:style-name="P8"><text:span text:style-name="T4">Vorteil: </text:span><text:span text:style-name="T4">Tenden</text:span><text:span text:style-name="T4">zen </text:span><text:span text:style-name="T4">der </text:span><text:span text:style-name="T4">Steigu</text:span><text:span text:style-name="T4">ng der </text:span><text:span text:style-name="T4">Kurven </text:span><text:span text:style-name="T4">ist mit </text:span><text:span text:style-name="T4">im </text:span><text:span text:style-name="T4">Verglei</text:span><text:span text:style-name="T4">ch</text:span></text:p>
            <text:p text:style-name="P8"><text:span text:style-name="T8">Derivat</text:span><text:span text:style-name="T8">ive of </text:span><text:span text:style-name="T8">datapoi</text:span><text:span text:style-name="T8">nt r</text:span><text:span text:style-name="T9">i</text:span><text:span text:style-name="T10">:</text:span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2"/></text:p>
            <text:p text:style-name="P9"><text:span text:style-name="T12"/></text:p>
            <text:p text:style-name="P9"><text:span text:style-name="T12">[Keogh, E. J., </text:span><text:span text:style-name="T12">&amp; Pazzani, </text:span><text:span text:style-name="T12">M. J. (2001, </text:span><text:span text:style-name="T12">April). </text:span><text:span text:style-name="T12">Derivative </text:span><text:span text:style-name="T12">dynamic time </text:span><text:span text:style-name="T12">warping. In </text:span><text:span text:style-name="T12">Proceedings </text:span><text:span text:style-name="T12">of the 2001 </text:span><text:span text:style-name="T12">SIAM </text:span><text:span text:style-name="T12">International </text:span><text:span text:style-name="T12">Conference </text:span><text:span text:style-name="T12">on Data </text:span><text:span text:style-name="T12">Mining (pp. </text:span><text:span text:style-name="T12">1-11). </text:span><text:span text:style-name="T12">Society for </text:span><text:span text:style-name="T12">Industrial and </text:span><text:span text:style-name="T12">Applied </text:span><text:span text:style-name="T12">Mathematics.</text:span><text:span text:style-name="T12">]</text:span></text:p>
            <text:p text:style-name="P9"><text:span text:style-name="T12"/></text:p>
            <text:p text:style-name="P10"><text:span text:style-name="T5">Proble</text:span><text:span text:style-name="T5">m:</text:span><text:span text:style-name="T6"> </text:span></text:p>
            <text:p text:style-name="P10"><text:span text:style-name="T6">Global</text:span><text:span text:style-name="T6">e </text:span><text:span text:style-name="T6">Trends </text:span><text:span text:style-name="T6">auch </text:span><text:span text:style-name="T6">hier </text:span><text:span text:style-name="T6">nicht </text:span><text:span text:style-name="T6">mit </text:span><text:span text:style-name="T6">modelli</text:span><text:span text:style-name="T6">ert und </text:span><text:span text:style-name="T6">dadurc</text:span><text:span text:style-name="T6">h nicht </text:span><text:span text:style-name="T6">erkenn</text:span><text:span text:style-name="T6">bar bei </text:span><text:span text:style-name="T6">der </text:span><text:span text:style-name="T6">Bestim</text:span><text:span text:style-name="T6">mung </text:span><text:span text:style-name="T6">der </text:span><text:span text:style-name="T6">Distan</text:span><text:span text:style-name="T6">zen </text:span><text:span text:style-name="T6">zweier </text:span><text:span text:style-name="T6">Zeitreih</text:span><text:span text:style-name="T6">en</text:span></text:p>
            <text:p text:style-name="P10"><text:span text:style-name="T13">[Xie, Y., &amp; </text:span><text:span text:style-name="T13">Wiltgen, B. </text:span><text:span text:style-name="T13">(2010). </text:span><text:span text:style-name="T13">Adaptive </text:span><text:span text:style-name="T13">feature </text:span><text:span text:style-name="T13">based </text:span><text:span text:style-name="T13">dynamic time </text:span><text:span text:style-name="T13">warping. </text:span><text:span text:style-name="T13">International </text:span><text:span text:style-name="T13">Journal of </text:span><text:span text:style-name="T13">Computer </text:span><text:span text:style-name="T13">Science and </text:span><text:span text:style-name="T13">Network </text:span><text:span text:style-name="T13">Security, </text:span><text:span text:style-name="T13">10(1), 264-</text:span><text:span text:style-name="T13">273.]</text:span></text:p>
            <text:p text:style-name="P11"><text:span text:style-name="T14"/></text:p>
          </draw:text-box>
        </draw:frame>
        <draw:frame draw:style-name="gr2" draw:text-style-name="P13" draw:layer="layout" svg:width="10.713cm" svg:height="1.961cm" svg:x="8.487cm" svg:y="10.43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-based DTW</text:p>
          </draw:text-box>
        </draw:frame>
        <draw:frame presentation:style-name="pr7" draw:text-style-name="P4" draw:layer="layout" svg:width="25.199cm" svg:height="21.057cm" svg:x="1.201cm" svg:y="1.514cm" presentation:class="subtitle" presentation:user-transformed="true">
          <draw:text-box>
            <text:p text:style-name="P2"><text:span text:style-name="T15"/></text:p>
            <text:p text:style-name="P9"><text:span text:style-name="T8"/></text:p>
            <text:p text:style-name="P9"><text:span text:style-name="T4"/></text:p>
            <text:p text:style-name="P9"><text:span text:style-name="T8">Für </text:span><text:span text:style-name="T8">Datapo</text:span><text:span text:style-name="T8">int r</text:span><text:span text:style-name="T9">i</text:span><text:span text:style-name="T10">:</text:span></text:p>
            <text:p text:style-name="P9"><text:span text:style-name="T10"/></text:p>
            <text:p text:style-name="P9"><text:span text:style-name="T16">Local </text:span><text:span text:style-name="T16">Featur</text:span><text:span text:style-name="T16">e:</text:span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>Global </text:span><text:span text:style-name="T16">Featur</text:span><text:span text:style-name="T16">e:</text:span></text:p>
            <text:p text:style-name="P9"><text:span text:style-name="T16"/></text:p>
            <text:p text:style-name="P9"><text:span text:style-name="T16"/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7">Perfor</text:span><text:span text:style-name="T17">manz </text:span><text:span text:style-name="T17">kann </text:span><text:span text:style-name="T17">sich je </text:span><text:span text:style-name="T17">nach </text:span><text:span text:style-name="T17">Datens</text:span><text:span text:style-name="T17">atz bei </text:span><text:span text:style-name="T17">Verwen</text:span><text:span text:style-name="T17">dung </text:span><text:span text:style-name="T17">von </text:span><text:span text:style-name="T17">lokalen </text:span><text:span text:style-name="T17">zu </text:span><text:span text:style-name="T17">globale</text:span><text:span text:style-name="T17">n </text:span><text:span text:style-name="T17">Featur</text:span><text:span text:style-name="T17">en </text:span><text:span text:style-name="T17">untersc</text:span><text:span text:style-name="T17">heiden</text:span></text:p>
            <text:p text:style-name="P3"><text:span text:style-name="T17"/></text:p>
            <text:list text:style-name="L1">
              <text:list-header>
                <text:p text:style-name="P3"><text:span text:style-name="T2"/></text:p>
              </text:list-header>
            </text:list>
            <text:p/>
          </draw:text-box>
        </draw:frame>
        <draw:frame draw:style-name="gr2" draw:text-style-name="P13" draw:layer="layout" svg:width="8.646cm" svg:height="0.988cm" svg:x="9.8cm" svg:y="7.21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3" draw:layer="layout" svg:width="11.408cm" svg:height="5.033cm" svg:x="8.792cm" svg:y="10.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aptive Feature-based DTW</text:p>
          </draw:text-box>
        </draw:frame>
        <draw:frame presentation:style-name="pr8" draw:text-style-name="P4" draw:layer="layout" svg:width="25.199cm" svg:height="16.932cm" svg:x="1.201cm" svg:y="3.577cm" presentation:class="subtitle" presentation:user-transformed="true">
          <draw:text-box>
            <text:p text:style-name="P2"><text:span text:style-name="T15"/></text:p>
            <text:p text:style-name="P3"><text:span text:style-name="T17"/></text:p>
            <text:p text:style-name="P3"><text:span text:style-name="T17">Deshal</text:span><text:span text:style-name="T17">b </text:span><text:span text:style-name="T17">lernen </text:span><text:span text:style-name="T17">welche </text:span><text:span text:style-name="T17">Method</text:span><text:span text:style-name="T17">e zur </text:span><text:span text:style-name="T17">paarwe</text:span><text:span text:style-name="T17">isen </text:span><text:span text:style-name="T17">Distan</text:span><text:span text:style-name="T17">zberec</text:span><text:span text:style-name="T17">hung </text:span><text:span text:style-name="T17">verwen</text:span><text:span text:style-name="T17">det </text:span><text:span text:style-name="T17">werden </text:span><text:span text:style-name="T17">soll:</text:span><text:span text:style-name="T18"> </text:span><text:span text:style-name="T18">Adaptiv</text:span><text:span text:style-name="T18">e </text:span><text:span text:style-name="T18">Featur</text:span><text:span text:style-name="T18">e-</text:span><text:span text:style-name="T18">based </text:span><text:span text:style-name="T18">DTW</text:span></text:p>
            <text:p text:style-name="P3"><text:span text:style-name="T17"/></text:p>
            <text:p text:style-name="P3"><text:span text:style-name="T17">Berech</text:span><text:span text:style-name="T17">nung </text:span><text:span text:style-name="T17">der </text:span><text:span text:style-name="T17">Gewic</text:span><text:span text:style-name="T17">hten w</text:span><text:span text:style-name="T19">1</text:span><text:span text:style-name="T20"> </text:span><text:span text:style-name="T20">und w</text:span><text:span text:style-name="T19">2</text:span><text:span text:style-name="T20">, </text:span><text:span text:style-name="T20">um </text:span><text:span text:style-name="T20">globale </text:span><text:span text:style-name="T20">und </text:span><text:span text:style-name="T20">lokale </text:span><text:span text:style-name="T20">Distan</text:span><text:span text:style-name="T20">z zu </text:span><text:span text:style-name="T20">gewich</text:span><text:span text:style-name="T20">ten, </text:span><text:span text:style-name="T20">mittels</text:span><text:span text:style-name="T21"> </text:span><text:span text:style-name="T21">In-</text:span><text:span text:style-name="T21">class </text:span><text:span text:style-name="T21">range</text:span><text:span text:style-name="T20"> </text:span><text:span text:style-name="T20">(Absta</text:span><text:span text:style-name="T20">nd zw </text:span><text:span text:style-name="T20">dieser </text:span><text:span text:style-name="T20">Seque</text:span><text:span text:style-name="T20">nz und </text:span><text:span text:style-name="T20">dem </text:span><text:span text:style-name="T20">der </text:span><text:span text:style-name="T20">weitest</text:span><text:span text:style-name="T20">en </text:span><text:span text:style-name="T20">Seque</text:span><text:span text:style-name="T20">nz der </text:span><text:span text:style-name="T20">Klasse</text:span><text:span text:style-name="T20">)</text:span></text:p>
            <text:p text:style-name="P3"><text:span text:style-name="T20"/></text:p>
            <text:p text:style-name="P3"><text:span text:style-name="T20"/></text:p>
            <text:p text:style-name="P2"><text:span text:style-name="T22">[Xie, Y., &amp; </text:span><text:span text:style-name="T22">Wiltgen, B. </text:span><text:span text:style-name="T22">(2010). </text:span><text:span text:style-name="T22">Adaptive </text:span><text:span text:style-name="T22">feature </text:span><text:span text:style-name="T22">based </text:span><text:span text:style-name="T22">dynamic time </text:span><text:span text:style-name="T22">warping. </text:span><text:span text:style-name="T22">International </text:span><text:span text:style-name="T22">Journal of </text:span><text:span text:style-name="T22">Computer </text:span><text:span text:style-name="T22">Science and </text:span><text:span text:style-name="T22">Network </text:span><text:span text:style-name="T22">Security, </text:span><text:span text:style-name="T22">10(1), 264-</text:span><text:span text:style-name="T22">273.]</text:span></text:p>
            <text:list text:style-name="L1">
              <text:list-header>
                <text:p text:style-name="P3"><text:span text:style-name="T2"/></text:p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olutional Neural Network</text:p>
          </draw:text-box>
        </draw:frame>
        <draw:frame presentation:style-name="pr8" draw:text-style-name="P4" draw:layer="layout" svg:width="25.199cm" svg:height="16.932cm" svg:x="1.201cm" svg:y="3.577cm" presentation:class="subtitle" presentation:user-transformed="true">
          <draw:text-box>
            <text:p text:style-name="P2"><text:span text:style-name="T15">Eigenstä</text:span><text:span text:style-name="T15">ndige </text:span><text:span text:style-name="T15">Featuree</text:span><text:span text:style-name="T15">xtraktion</text:span></text:p>
            <text:p text:style-name="P2"><text:span text:style-name="T15">Ebenfall</text:span><text:span text:style-name="T15">s </text:span><text:span text:style-name="T15">Gewicht</text:span><text:span text:style-name="T15">ung der </text:span></text:p>
            <text:p text:style-name="P3"><text:span text:style-name="T20"/></text:p>
            <text:p text:style-name="P3"><text:span text:style-name="T20"/></text:p>
            <text:p text:style-name="P2"><text:span text:style-name="T22"/></text:p>
            <text:list text:style-name="L1">
              <text:list-header>
                <text:p text:style-name="P3"><text:span text:style-name="T2"/></text:p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4" draw:layer="layout" svg:width="25.199cm" svg:height="14.479cm" svg:x="1.201cm" svg:y="4.802cm" presentation:class="subtitle" presentation:user-transformed="true">
          <draw:text-box>
            <text:p text:style-name="P2"><text:span text:style-name="T23"/></text:p>
            <text:list text:style-name="L1">
              <text:list-header>
                <text:p text:style-name="P3"><text:span text:style-name="T2"/></text:p>
                <text:p text:style-name="P3"><text:span text:style-name="T2"/></text:p>
              </text:list-header>
            </text:list>
            <text:p/>
          </draw:text-box>
        </draw:frame>
        <draw:frame draw:style-name="standard" draw:layer="layout" svg:width="26.456cm" svg:height="15.472cm" svg:x="0.798cm" svg:y="4.16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3">Methode</text:p>
              </table:table-cell>
              <table:table-cell>
                <text:p text:style-name="P13">Klasse 1</text:p>
                <text:p text:style-name="P13">-Normal-</text:p>
              </table:table-cell>
              <table:table-cell>
                <text:p text:style-name="P13">Klasse 2</text:p>
                <text:p text:style-name="P13">-Zu groß-</text:p>
              </table:table-cell>
              <table:table-cell>
                <text:p text:style-name="P13">Klasse 4</text:p>
                <text:p text:style-name="P13">-Zu klein-</text:p>
              </table:table-cell>
              <table:table-cell>
                <text:p text:style-name="P13">Klasse 6</text:p>
                <text:p text:style-name="P13">-Korrektur-bolur-</text:p>
              </table:table-cell>
              <table:table-cell>
                <text:p text:style-name="P13">Klasse 5</text:p>
                <text:p text:style-name="P13">-Restklasse-</text:p>
              </table:table-cell>
              <table:table-cell>
                <text:p text:style-name="P13">Anzahl</text:p>
                <text:p text:style-name="P13">Kurven</text:p>
                <text:p text:style-name="P13">(486 mögliche)</text:p>
              </table:table-cell>
            </table:table-row>
            <table:table-row table:style-name="ro2" table:default-cell-style-name="ce1">
              <table:table-cell table:style-name="gray2">
                <text:p>VBDTW</text:p>
                <text:p><text:span text:style-name="T24">(Schwellwert &gt; 70)</text:span></text:p>
              </table:table-cell>
              <table:table-cell>
                <text:p text:style-name="P13">122</text:p>
                <text:p text:style-name="P13">~18,89 %</text:p>
              </table:table-cell>
              <table:table-cell>
                <text:p text:style-name="P13">31</text:p>
                <text:p text:style-name="P13">~4,8 %</text:p>
              </table:table-cell>
              <table:table-cell>
                <text:p text:style-name="P13">99</text:p>
                <text:p text:style-name="P13">~15,33 %</text:p>
              </table:table-cell>
              <table:table-cell>
                <text:p text:style-name="P13">78</text:p>
                <text:p text:style-name="P13">~12,07 %</text:p>
              </table:table-cell>
              <table:table-cell>
                <text:p text:style-name="P13">316</text:p>
                <text:p text:style-name="P13">~48,92 %</text:p>
              </table:table-cell>
              <table:table-cell>
                <text:p text:style-name="P13">646</text:p>
              </table:table-cell>
            </table:table-row>
            <table:table-row table:style-name="ro2" table:default-cell-style-name="ce1">
              <table:table-cell table:style-name="gray1">
                <text:p>DDTW</text:p>
                <text:p><text:span text:style-name="T24">(Schwellwert &gt; 15)</text:span></text:p>
              </table:table-cell>
              <table:table-cell>
                <text:p text:style-name="P13">165</text:p>
                <text:p text:style-name="P13">~24,81 %</text:p>
              </table:table-cell>
              <table:table-cell>
                <text:p text:style-name="P13">2</text:p>
                <text:p text:style-name="P13">~0,30 %</text:p>
              </table:table-cell>
              <table:table-cell>
                <text:p text:style-name="P13">88</text:p>
                <text:p text:style-name="P13">~13,23 %</text:p>
              </table:table-cell>
              <table:table-cell>
                <text:p text:style-name="P13">96</text:p>
                <text:p text:style-name="P13">~14,36 %</text:p>
              </table:table-cell>
              <table:table-cell>
                <text:p text:style-name="P13">314</text:p>
                <text:p text:style-name="P13">~47,22 %</text:p>
              </table:table-cell>
              <table:table-cell>
                <text:p text:style-name="P13">665</text:p>
              </table:table-cell>
            </table:table-row>
            <table:table-row table:style-name="ro2" table:default-cell-style-name="ce1">
              <table:table-cell table:style-name="gray2">
                <text:p>FBDTW</text:p>
                <text:p><text:span text:style-name="T24">(Schwellwert &gt; 30)</text:span></text:p>
              </table:table-cell>
              <table:table-cell>
                <text:p text:style-name="P13">52</text:p>
                <text:p text:style-name="P13">~ 25,37 %</text:p>
              </table:table-cell>
              <table:table-cell>
                <text:p text:style-name="P13">0</text:p>
                <text:p text:style-name="P13">~0 %</text:p>
              </table:table-cell>
              <table:table-cell>
                <text:p text:style-name="P13">16</text:p>
                <text:p text:style-name="P13">~7,8 %</text:p>
              </table:table-cell>
              <table:table-cell>
                <text:p text:style-name="P13">34</text:p>
                <text:p text:style-name="P13">~16,59 %</text:p>
              </table:table-cell>
              <table:table-cell>
                <text:p text:style-name="P13">103</text:p>
                <text:p text:style-name="P13">~50,24 %</text:p>
              </table:table-cell>
              <table:table-cell>
                <text:p text:style-name="P13">205</text:p>
              </table:table-cell>
            </table:table-row>
            <table:table-row table:style-name="ro3" table:default-cell-style-name="ce1">
              <table:table-cell table:style-name="gray1">
                <text:p>AFBDTW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 table:style-name="gray2">
                <text:p>CNN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ic DTW and Derivative DTW</text:p>
          </draw:text-box>
        </draw:frame>
        <draw:frame presentation:style-name="pr4" draw:text-style-name="P4" draw:layer="layout" svg:width="25.199cm" svg:height="14.479cm" svg:x="1.201cm" svg:y="4.802cm" presentation:class="subtitle" presentation:user-transformed="true">
          <draw:text-box>
            <text:list text:style-name="L1">
              <text:list-item>
                <text:p text:style-name="P2"><text:span text:style-name="T23">Prob</text:span><text:span text:style-name="T23">lem:</text:span></text:p>
              </text:list-item>
              <text:list-item>
                <text:p text:style-name="P2"><text:span text:style-name="T23"/></text:p>
                <text:p text:style-name="P3"><text:span text:style-name="T2"/></text:p>
                <text:p text:style-name="P3"><text:span text:style-name="T2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08:52:37.552681302</meta:creation-date>
    <dc:date>2018-03-14T17:25:10.415440547</dc:date>
    <meta:editing-duration>PT21H26M23S</meta:editing-duration>
    <meta:editing-cycles>11</meta:editing-cycles>
    <meta:generator>LibreOffice/5.1.6.2$Linux_X86_64 LibreOffice_project/10m0$Build-2</meta:generator>
    <meta:document-statistic meta:object-count="64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stretchy="false">(</mo>
          <mrow>
            <msub>
              <mi>r</mi>
              <mi>i</mi>
            </msub>
          </mrow>
          <mo fence="true" stretchy="false">)</mo>
        </mrow>
        <mo stretchy="false">=</mo>
        <mfrac>
          <mrow>
            <mrow>
              <mo fence="true" stretchy="false">(</mo>
              <mrow>
                <mrow>
                  <msub>
                    <mi>r</mi>
                    <mi>i</mi>
                  </msub>
                  <mo stretchy="false">−</mo>
                  <msub>
                    <mi>r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sub>
                          <mi>r</mi>
                          <mrow>
                            <mi>i</mi>
                            <mo stretchy="false">+</mo>
                            <mn>1</mn>
                          </mrow>
                        </msub>
                        <mo stretchy="false">−</mo>
                        <msub>
                          <mi>r</mi>
                          <mrow>
                            <mi>i</mi>
                            <mo stretchy="false">−</mo>
                            <mn>1</mn>
                          </mrow>
                        </msub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  <mo fence="true" stretchy="false">)</mo>
            </mrow>
          </mrow>
          <mn>2</mn>
        </mfrac>
      </mrow>
    </mrow>
    <annotation encoding="StarMath 5.0">D(  r_{i} ) = {( r_{i}- r_{i-1}) +(( r_{i+1}- r_{i-1})/2) } over {2} </annotation>
  </semantics>
</math>
</file>

<file path=Object 2/content.xml><?xml version="1.0" encoding="utf-8"?>
<math xmlns="http://www.w3.org/1998/Math/MathML" display="block">
  <semantics>
    <mrow>
      <msub>
        <mi>f</mi>
        <mi mathvariant="italic">local</mi>
      </msub>
      <mrow>
        <mrow>
          <mo fence="true" stretchy="false">(</mo>
          <mrow>
            <msub>
              <mi>r</mi>
              <mi>i</mi>
            </msub>
          </mrow>
          <mo fence="true" stretchy="false">)</mo>
        </mrow>
        <mo stretchy="false">=</mo>
        <mrow>
          <mo fence="true" stretchy="false">(</mo>
          <mrow>
            <mrow>
              <mrow>
                <msub>
                  <mi>r</mi>
                  <mi>i</mi>
                </msub>
                <mo stretchy="false">−</mo>
                <msub>
                  <mi>r</mi>
                  <mrow>
                    <mi>i</mi>
                    <mo stretchy="false">−</mo>
                    <mn>1</mn>
                  </mrow>
                </msub>
              </mrow>
              <mi>,</mi>
              <mrow>
                <msub>
                  <mi>r</mi>
                  <mi>i</mi>
                </msub>
                <mo stretchy="false">−</mo>
                <msub>
                  <mi>r</mi>
                  <mrow>
                    <mi>i</mi>
                    <mo stretchy="false">+</mo>
                    <mn>1</mn>
                  </mrow>
                </msub>
              </mrow>
            </mrow>
          </mrow>
          <mo fence="true" stretchy="false">)</mo>
        </mrow>
      </mrow>
    </mrow>
    <annotation encoding="StarMath 5.0">f_{local}( r_{i}) = (r_{i} - r_{i-1}, r_{i}-r_{i+1})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f</mi>
              <mi mathvariant="italic">global</mi>
            </msub>
            <mrow>
              <mrow>
                <mo fence="true" stretchy="false">(</mo>
                <mrow>
                  <msub>
                    <mi>r</mi>
                    <mi>i</mi>
                  </msub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row>
                      <msub>
                        <mi>r</mi>
                        <mi>i</mi>
                      </msub>
                      <mo stretchy="false">−</mo>
                      <mfrac>
                        <mrow>
                          <munderover>
                            <mo stretchy="false">∑</mo>
                            <mrow>
                              <mi>k</mi>
                              <mo stretchy="false">=</mo>
                              <mn>1</mn>
                            </mrow>
                            <mrow>
                              <mi>i</mi>
                              <mo stretchy="false">−</mo>
                              <mn>1</mn>
                            </mrow>
                          </munderover>
                          <msub>
                            <mi>r</mi>
                            <mi>k</mi>
                          </msub>
                        </mrow>
                        <mrow>
                          <mo fence="true" stretchy="false">(</mo>
                          <mrow>
                            <mrow>
                              <mi>i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frac>
                    </mrow>
                    <mi>,</mi>
                    <mspace width="0.5em"/>
                    <mrow>
                      <msub>
                        <mi>r</mi>
                        <mi>i</mi>
                      </msub>
                      <mo stretchy="false">−</mo>
                      <mfrac>
                        <mrow>
                          <munderover>
                            <mo stretchy="false">∑</mo>
                            <mrow>
                              <mi>k</mi>
                              <mo stretchy="false">=</mo>
                              <mrow>
                                <mi>i</mi>
                                <mo stretchy="false">+</mo>
                                <mn>1</mn>
                              </mrow>
                            </mrow>
                            <mi>M</mi>
                          </munderover>
                          <msub>
                            <mi>r</mi>
                            <mi>k</mi>
                          </msub>
                        </mrow>
                        <mrow>
                          <mo fence="true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frac>
                    </mrow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r</mi>
                <mi>i</mi>
              </msub>
              <mo stretchy="false">∈</mo>
              <mi>a</mi>
            </mrow>
            <mi mathvariant="italic">sequence</mi>
            <mrow>
              <mi>R</mi>
              <mo stretchy="false">=</mo>
              <msub>
                <mi>r</mi>
                <mn>1</mn>
              </msub>
            </mrow>
            <mi>,</mi>
            <msub>
              <mi>r</mi>
              <mn>2</mn>
            </msub>
            <mi>,</mi>
            <mn>..</mn>
            <mi>,</mi>
            <msub>
              <mi>r</mi>
              <mi>i</mi>
            </msub>
            <mi>,</mi>
            <mn>..</mn>
            <mi>,</mi>
            <msub>
              <mi>r</mi>
              <mi>M</mi>
            </msub>
          </mrow>
        </mtd>
      </mtr>
    </mtable>
    <annotation encoding="StarMath 5.0">f_{global}( r_{i} ) = ( r_{i} - sum from{k=1} to{i-1} r_{k}   over {(i-1)}, ` r_{i}- { sum from{k= i+1} to{M} r_{k} } over {(M-1)}  ) newline newline r_{i} in a sequence R = r_{1},r_{2},..,r_{i},..,r_{M}</annotation>
  </semantics>
</math>
</file>